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/>
    </style:style>
    <style:style style:name="P2" style:family="paragraph" style:parent-style-name="Standard" style:master-page-name="Standard">
      <style:paragraph-properties style:page-number="1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font-style="italic" style:font-style-asian="italic"/>
    </style:style>
    <style:style style:name="P4" style:family="paragraph" style:parent-style-name="Standard">
      <style:text-properties fo:font-style="italic" officeooo:rsid="001ef832" officeooo:paragraph-rsid="001ef832" style:font-style-asian="italic" style:font-style-complex="italic"/>
    </style:style>
    <style:style style:name="P5" style:family="paragraph" style:parent-style-name="Standard">
      <style:text-properties fo:font-style="italic" officeooo:paragraph-rsid="001ef832" style:font-style-asian="italic" style:font-style-complex="italic"/>
    </style:style>
    <style:style style:name="P6" style:family="paragraph" style:parent-style-name="Standard">
      <style:text-properties officeooo:rsid="001ef832" officeooo:paragraph-rsid="001ef832"/>
    </style:style>
    <style:style style:name="P7" style:family="paragraph" style:parent-style-name="Standard">
      <style:text-properties officeooo:paragraph-rsid="001ef832"/>
    </style:style>
    <style:style style:name="P8" style:family="paragraph" style:parent-style-name="Standard">
      <style:text-properties fo:font-weight="bold" officeooo:rsid="001ef832" officeooo:paragraph-rsid="001ef832" style:font-weight-asian="bold" style:font-weight-complex="bold"/>
    </style:style>
    <style:style style:name="P9" style:family="paragraph" style:parent-style-name="Standard">
      <style:text-properties fo:font-style="normal" officeooo:rsid="001ef832" officeooo:paragraph-rsid="001ef832" style:font-style-asian="normal" style:font-style-complex="normal"/>
    </style:style>
    <style:style style:name="T1" style:family="text">
      <style:text-properties officeooo:rsid="001ef832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2" fo:font-size="12pt" style:text-underline-style="none" fo:font-weight="normal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SENVOLVIMENTO DE APLICAÇÕES WEB I</text:p>
      <text:p text:style-name="P1"/>
      <text:p text:style-name="Standard">ALUNAS: STHEFFANY CRUVINEL MARTINS</text:p>
      <text:p text:style-name="Standard"><text:tab/> <text:s text:c="3"/>ALINY ALVES DUTRA</text:p>
      <text:p text:style-name="Standard"><text:tab/> <text:s text:c="3"/>ANA CRISTINA THIERSCH</text:p>
      <text:p text:style-name="Standard"/>
      <text:p text:style-name="P8">Criação do Backend</text:p>
      <text:p text:style-name="Standard"/>
      <text:p text:style-name="Standard"><text:span text:style-name="T1">Passo 1) </text:span>Primeiro vamos criar a pasta onde ficará salvo o nosso projeto, no terminal digite: </text:p>
      <text:p text:style-name="P3">mkdir daw1</text:p>
      <text:p text:style-name="P3">cd daw1</text:p>
      <text:p text:style-name="Standard"/>
      <text:p text:style-name="P6">Passo 2) Crie a pasta backend com o comando e entre no diretório:</text:p>
      <text:p text:style-name="P4">mkdir backend</text:p>
      <text:p text:style-name="P4">cd backend</text:p>
      <text:p text:style-name="P6"/>
      <text:p text:style-name="P6">Passo 3) Dentro da pasta dê o comando:</text:p>
      <text:p text:style-name="P4">npm init -y</text:p>
      <text:p text:style-name="P6"/>
      <text:p text:style-name="P6">Passo 4) Crie outra pasta src e entre no diretório:</text:p>
      <text:p text:style-name="P4">mkdir src</text:p>
      <text:p text:style-name="P6"/>
      <text:p text:style-name="P7"><text:span text:style-name="T1">Passo 5) </text:span><text:span text:style-name="T2">No terminal entre dentro da pasta src e de o comando:</text:span></text:p>
      <text:p text:style-name="P5"><text:span text:style-name="T4">npm install express</text:span></text:p>
      <text:p text:style-name="P6"><text:span text:style-name="T2"/></text:p>
      <text:p text:style-name="P8"><text:span text:style-name="T3">Criação do Frontend</text:span></text:p>
      <text:p text:style-name="P6"><text:span text:style-name="T2"/></text:p>
      <text:p text:style-name="P6"><text:span text:style-name="T2">Passo 6) Volte para o diretório principal do projeto daw1</text:span></text:p>
      <text:p text:style-name="P6"><text:span text:style-name="T2"/></text:p>
      <text:p text:style-name="P6"><text:span text:style-name="T2">Passo 7) No terminal rode o comando:</text:span></text:p>
      <text:p text:style-name="P4"><text:span text:style-name="T4">npx create-react-app frontend</text:span></text:p>
      <text:p text:style-name="P4"><text:span text:style-name="T4"/></text:p>
      <text:p text:style-name="P9"><text:span text:style-name="T4">Passo 8) Entre dentro do diretório de frontend e rode o comando:</text:span></text:p>
      <text:p text:style-name="P4"><text:span text:style-name="T4">npm star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3-19T20:43:08.968283791</dc:date>
    <meta:editing-duration>PT12M21S</meta:editing-duration>
    <meta:editing-cycles>1</meta:editing-cycles>
    <meta:document-statistic meta:table-count="0" meta:image-count="0" meta:object-count="0" meta:page-count="1" meta:paragraph-count="23" meta:word-count="131" meta:character-count="737" meta:non-whitespace-character-count="618"/>
  </office:meta>
</office:document-meta>
</file>